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ategy 0</text:p>
          </table:table-cell>
          <table:table-cell office:value-type="string" calcext:value-type="string">
            <text:p>CROU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5000x5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.274649337" calcext:value-type="float">
            <text:p>319.274649337</text:p>
          </table:table-cell>
          <table:table-cell office:value-type="float" office:value="341.377156208" calcext:value-type="float">
            <text:p>341.37715620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rategy 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.479396680999" calcext:value-type="float">
            <text:p>162.479396680999</text:p>
          </table:table-cell>
          <table:table-cell office:value-type="float" office:value="177.765878258999" calcext:value-type="float">
            <text:p>177.7658782589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145673962999" calcext:value-type="float">
            <text:p>85.145673962999</text:p>
          </table:table-cell>
          <table:table-cell office:value-type="float" office:value="100.539108731" calcext:value-type="float">
            <text:p>100.5391087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697061913999" calcext:value-type="float">
            <text:p>80.697061913999</text:p>
          </table:table-cell>
          <table:table-cell office:value-type="float" office:value="96.294049826" calcext:value-type="float">
            <text:p>96.2940498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132435882999" calcext:value-type="float">
            <text:p>75.132435882999</text:p>
          </table:table-cell>
          <table:table-cell office:value-type="float" office:value="90.493950440001" calcext:value-type="float">
            <text:p>90.4939504400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tegy 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.508405637001" calcext:value-type="float">
            <text:p>163.508405637001</text:p>
          </table:table-cell>
          <table:table-cell office:value-type="float" office:value="186.273019323" calcext:value-type="float">
            <text:p>186.2730193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903110914" calcext:value-type="float">
            <text:p>85.903110914</text:p>
          </table:table-cell>
          <table:table-cell office:value-type="float" office:value="105.333794716" calcext:value-type="float">
            <text:p>105.33379471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909748081" calcext:value-type="float">
            <text:p>79.909748081</text:p>
          </table:table-cell>
          <table:table-cell office:value-type="float" office:value="102.545947523999" calcext:value-type="float">
            <text:p>102.5459475239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388886621" calcext:value-type="float">
            <text:p>75.388886621</text:p>
          </table:table-cell>
          <table:table-cell office:value-type="float" office:value="98.634299662001" calcext:value-type="float">
            <text:p>98.6342996620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tegy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.143316958998" calcext:value-type="float">
            <text:p>182.143316958998</text:p>
          </table:table-cell>
          <table:table-cell office:value-type="float" office:value="206.424212378999" calcext:value-type="float">
            <text:p>206.4242123789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868852036998" calcext:value-type="float">
            <text:p>96.868852036998</text:p>
          </table:table-cell>
          <table:table-cell office:value-type="float" office:value="119.453009527999" calcext:value-type="float">
            <text:p>119.4530095279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409482691" calcext:value-type="float">
            <text:p>88.409482691</text:p>
          </table:table-cell>
          <table:table-cell office:value-type="float" office:value="112.610713308" calcext:value-type="float">
            <text:p>112.61071330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.608965352003" calcext:value-type="float">
            <text:p>72.608965352003</text:p>
          </table:table-cell>
          <table:table-cell office:value-type="float" office:value="95.394486948" calcext:value-type="float">
            <text:p>95.39448694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tegy 4</text:p>
          </table:table-cell>
          <table:table-cell table:number-columns-repeated="2"/>
          <table:table-cell office:value-type="string" calcext:value-type="string">
            <text:p>1024x1024</text:p>
          </table:table-cell>
          <table:table-cell/>
          <table:table-cell office:value-type="string" calcext:value-type="string">
            <text:p>Strategy 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0977287292" calcext:value-type="float">
            <text:p>4.240977287292</text:p>
          </table:table-cell>
          <table:table-cell office:value-type="float" office:value="31.558750152588" calcext:value-type="float">
            <text:p>31.558750152588</text:p>
          </table:table-cell>
          <table:table-cell table:number-columns-repeated="2"/>
          <table:table-cell office:value-type="string" calcext:value-type="string">
            <text:p>CROUT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50758695602" calcext:value-type="float">
            <text:p>3.450758695602</text:p>
          </table:table-cell>
          <table:table-cell office:value-type="float" office:value="31.518998146057" calcext:value-type="float">
            <text:p>31.518998146057</text:p>
          </table:table-cell>
          <table:table-cell table:number-columns-repeated="2"/>
          <table:table-cell office:value-type="float" office:value="0.933873504" calcext:value-type="float">
            <text:p>0.933873504</text:p>
          </table:table-cell>
          <table:table-cell office:value-type="float" office:value="1.690339334" calcext:value-type="float">
            <text:p>1.690339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52987861633" calcext:value-type="float">
            <text:p>3.752987861633</text:p>
          </table:table-cell>
          <table:table-cell office:value-type="float" office:value="32.622281312943" calcext:value-type="float">
            <text:p>32.6222813129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36947917938" calcext:value-type="float">
            <text:p>4.836947917938</text:p>
          </table:table-cell>
          <table:table-cell office:value-type="float" office:value="35.092493057251" calcext:value-type="float">
            <text:p>35.0924930572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.457711458206" calcext:value-type="float">
            <text:p>275.457711458206</text:p>
          </table:table-cell>
          <table:table-cell office:value-type="float" office:value="353.80548620224" calcext:value-type="float">
            <text:p>353.805486202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8:01:37.993717986</meta:creation-date>
    <dc:date>2021-04-20T23:16:45.258166043</dc:date>
    <meta:editing-duration>PT1H43M12S</meta:editing-duration>
    <meta:editing-cycles>3</meta:editing-cycles>
    <meta:generator>LibreOffice/6.4.6.2$Linux_X86_64 LibreOffice_project/40$Build-2</meta:generator>
    <meta:document-statistic meta:table-count="1" meta:cell-count="68" meta:object-count="0"/>
  </office:meta>
</office:document-meta>
</file>